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iragino Mincho Pro" svg:font-family="'Hiragino Mincho Pro'" style:font-pitch="variable"/>
    <style:font-face style:name="Times New Roman" svg:font-family="'Times New Roman'" style:font-family-generic="roman" style:font-pitch="variable"/>
    <style:font-face style:name="Arial" svg:font-family="Arial" style:font-family-generic="swiss" style:font-pitch="variable"/>
    <style:font-face style:name="Hiragino Kaku Gothic Pro" svg:font-family="'Hiragino Kaku Gothic Pro'" style:font-family-generic="swiss" style:font-pitch="variable"/>
    <style:font-face style:name="Hiragino Sans GB" svg:font-family="'Hiragino Sans GB'"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Hiragino Kaku Gothic Pro" fo:font-size="11pt" style:font-size-asian="11pt" style:font-size-complex="11pt"/>
    </style:style>
    <style:style style:name="P2" style:family="paragraph" style:parent-style-name="Standard">
      <style:paragraph-properties fo:text-align="center" style:justify-single-word="false"/>
      <style:text-properties style:font-name="Hiragino Kaku Gothic Pro" fo:font-size="11pt"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Hiragino Kaku Gothic Pro"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Standard">
      <style:paragraph-properties fo:text-align="start" style:justify-single-word="false"/>
      <style:text-properties style:font-name="Hiragino Kaku Gothic Pro" fo:font-size="11pt" style:text-underline-style="none" fo:font-weight="normal" style:font-size-asian="11pt" style:font-weight-asian="normal" style:font-size-complex="11pt" style:font-weight-complex="normal"/>
    </style:style>
    <style:style style:name="P5" style:family="paragraph" style:parent-style-name="Standard">
      <style:paragraph-properties fo:text-align="center" style:justify-single-word="false"/>
      <style:text-properties style:font-name="Hiragino Kaku Gothic Pro"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Text_20_body">
      <style:text-properties style:font-name="Hiragino Kaku Gothic Pro" style:text-underline-style="solid" style:text-underline-width="auto" style:text-underline-color="font-color" fo:font-weight="bold" style:font-weight-asian="bold" style:font-weight-complex="bold"/>
    </style:style>
    <style:style style:name="P7" style:family="paragraph" style:parent-style-name="Text_20_body">
      <style:text-properties style:font-name="Hiragino Kaku Gothic Pro" style:text-underline-style="none" fo:font-weight="normal" style:font-weight-asian="normal" style:font-weight-complex="normal"/>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RNARD henri</text:p>
      <text:p text:style-name="P5">Projet NSY 103</text:p>
      <text:p text:style-name="P2"/>
      <text:p text:style-name="P3">Question nº1 :</text:p>
      <text:p text:style-name="P4"><text:tab/><text:span text:style-name="T1">Communication entre les clients et les serveurs :</text:span></text:p>
      <text:p text:style-name="P4">Pour communiquer entre différents processus on a vu qu'il est possible d 'utiliser les tubes nommés et la file de message ; Les tubes semblent plus complexes a mettre en œuvres et moins adaptés a du parallélisme, car si les ordres de lectures dans les différents tubes ne sont pas organisés il y a risque d'interblocage. De plus il faut attendre la fin de chaque processus client avant de pouvoir utiliser le même tube ou alors créer un tube par client ce qui est dans le premier cas pas optimisé au niveau du temps et dans le second pas optimisé au niveau des ressources et peu judicieux au niveau de l'organisation des processus car cela semble plus logique que le programme serveur propose l’intégralité des outils de communication et que le client n'ai juste qu'a s'en servir.</text:p>
      <text:p text:style-name="P4"><text:tab/>Ainsi le choix de la file de message MSQ semble plus approprié car une fois que le serveur a initialisé une seule file, on peut par le type de message gérer <text:s/>toutes les différentes fonctionnalités du serveur (consultation, réservation et administration) et supporte le parallélisme.</text:p>
      <text:p text:style-name="P4"><text:tab/><text:span text:style-name="T1">Communication inter-processus serveur :</text:span></text:p>
      <text:p text:style-name="P4">La encore deux choix sont possible ; soit on créer en dur les données dans le processus parent qui a chaque fork va se dupliquer dans les sous processus, soit on utilise un segment de mémoire partagé ; dans tout les cas pour pouvoir assurer une certaine logique sur les réservation il va falloir créer un sémaphore afin de ne permettre qu'une réservation a la fois pour conserver un état cohérent des données.</text:p>
      <text:p text:style-name="P4">Le problème de la première solution est que si chaque processus a ses propre tableau de réservation, il n’y a donc pas de corrélation entre les données des différents processus, ce qui implique lors d'une réservation de répercuter les données du fils du processus réservation vers celui-ci et ensuite vers le processus consultation. Cela oblige donc a utiliser de nombreux tubes anonymes qui peuvent être source d'interblocage si mal codé et utilise des ressources . Par contre l'avantage c'est que même lors d'une réservation la consultation des spectacles est possible .</text:p>
      <text:p text:style-name="P4"><text:tab/>L'autre solution qui semble être plus adaptée est l'utilisation d'un segment de mémoire partagé qui va permettre de centraliser les données . Il sera créer par le processus initial du programme serveur et ensuite ses sous processus pourront alors y accéder. De cette manière il y a une intégrité et une cohérence totale des données. Le seul souci viens du fais de la réservation qui doit judicieusement utiliser le sémaphore afin de ne bloquer l’accès aux données que pendant un temps relativement court pour que la consultation se fasse de manière optimum.</text:p>
      <text:p text:style-name="P4"/>
      <text:p text:style-name="P4"/>
      <text:p text:style-name="P4">Pour la structure des messages et les pseudos codes voir annexe nº1 .</text:p>
      <text:p text:style-name="P4"/>
      <text:p text:style-name="P4"><text:soft-page-break/></text:p>
      <text:p text:style-name="P4"/>
      <text:p text:style-name="P6">Question nº 2 :</text:p>
      <text:p text:style-name="P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iragino Mincho Pro" svg:font-family="'Hiragino Mincho Pro'" style:font-pitch="variable"/>
    <style:font-face style:name="Times New Roman" svg:font-family="'Times New Roman'" style:font-family-generic="roman" style:font-pitch="variable"/>
    <style:font-face style:name="Arial" svg:font-family="Arial" style:font-family-generic="swiss" style:font-pitch="variable"/>
    <style:font-face style:name="Hiragino Kaku Gothic Pro" svg:font-family="'Hiragino Kaku Gothic Pro'" style:font-family-generic="swiss" style:font-pitch="variable"/>
    <style:font-face style:name="Hiragino Sans GB" svg:font-family="'Hiragino Sans GB'"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ll tremendous</meta:initial-creator>
    <meta:creation-date>2019-01-22T14:56:37</meta:creation-date>
    <meta:generator>OpenOffice/4.1.5$Unix OpenOffice.org_project/415m1$Build-9789</meta:generator>
    <dc:date>2019-01-23T15:51:32</dc:date>
    <dc:creator>bill tremendous</dc:creator>
    <meta:editing-duration>PT38M41S</meta:editing-duration>
    <meta:editing-cycles>6</meta:editing-cycles>
    <meta:document-statistic meta:table-count="0" meta:image-count="0" meta:object-count="0" meta:page-count="2" meta:paragraph-count="13" meta:word-count="475" meta:character-count="2818"/>
  </office:meta>
</office:document-meta>
</file>